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P12" style:family="paragraph" style:parent-style-name="Standard" style:list-style-name="L5">
      <style:paragraph-properties fo:text-align="justify" style:justify-single-word="false"/>
    </style:style>
    <style:style style:name="P13" style:family="paragraph" style:parent-style-name="Standard" style:list-style-name="L6">
      <style:paragraph-properties fo:text-align="justify" style:justify-single-word="false"/>
    </style:style>
    <style:style style:name="P14" style:family="paragraph" style:parent-style-name="Standard" style:list-style-name="L7">
      <style:paragraph-properties fo:text-align="justify" style:justify-single-word="false"/>
    </style:style>
    <style:style style:name="P15" style:family="paragraph" style:parent-style-name="Standard" style:list-style-name="L8">
      <style:paragraph-properties fo:text-align="justify" style:justify-single-word="false"/>
    </style:style>
    <style:style style:name="P16" style:family="paragraph" style:parent-style-name="Standard" style:list-style-name="L9">
      <style:paragraph-properties fo:text-align="justify" style:justify-single-word="false"/>
    </style:style>
    <style:style style:name="P17" style:family="paragraph" style:parent-style-name="Standard" style:list-style-name="L10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Standard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Arial Black"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oumb'App</text:span><text:line-break/><text:line-break/></text:p>
      <text:p text:style-name="P2">Introduction :</text:p>
      <text:p text:style-name="P1"><text:line-break/><text:tab/>Boumb'App est une application web réplicant un mini-DAW orienté live. Son rôle sera d'apporter plusieurs élements tels qu'une boite à rythme, des synthétiseurs, des effets et des outils de mixage aux utilisateurs.</text:p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856011471172108727" text:style-name="L1">
        <text:list-item>
          <text:p text:style-name="P5"><text:soft-page-break/>Structure Partie Utilisateur</text:p>
        </text:list-item>
      </text:list>
      <text:p text:style-name="P2"/>
      <text:p text:style-name="P3"><text:tab/>UNC : Utilisateur Non-Connecté</text:p>
      <text:list xml:id="list43642702" text:continue-numbering="true" text:style-name="L1">
        <text:list-header>
          <text:p text:style-name="P6">UC : Utilisateur Connecté</text:p>
          <text:p text:style-name="P6"/>
          <text:p text:style-name="P6">P : Portable</text:p>
          <text:p text:style-name="P6">T : Tablette</text:p>
          <text:p text:style-name="P6">DT : DeskTop</text:p>
          <text:p text:style-name="P5"/>
          <text:p text:style-name="P19">1.1 Générale (Fenêtre principale)</text:p>
        </text:list-header>
      </text:list>
      <text:p text:style-name="P1"><text:tab/></text:p>
      <text:p text:style-name="P1"><text:tab/><text:tab/>Navbar</text:p>
      <text:p text:style-name="P1"/>
      <text:p text:style-name="P1"><text:tab/><text:tab/>Affichage de composants principaux : Boite à rythme, Synthétiseurs, Mixer</text:p>
      <text:p text:style-name="P1"/>
      <text:p text:style-name="P1"><text:tab/><text:tab/>Affichage de modales : gauche (selon composant principal affiché) et droite <text:tab/><text:tab/><text:tab/>(Visualizer) <text:tab/>glissantes , plus petite centrale overlay (information, <text:tab/><text:tab/><text:tab/><text:tab/>confirmation, retour d'erreur)</text:p>
      <text:p text:style-name="P1"/>
      <text:p text:style-name="P1"><text:tab/><text:tab/>Interface : la plupart des paramètres seront des potentiomètres, trouver/faire un composant <text:s/>à réutiliser partout avec : min, max, pas personnalisables.</text:p>
      <text:p text:style-name="P1"/>
      <text:list xml:id="list2638606095504492417" text:style-name="L2">
        <text:list-item>
          <text:list>
            <text:list-item>
              <text:p text:style-name="P20">Navbar</text:p>
              <text:p text:style-name="P20"/>
              <text:p text:style-name="P11">Projet (dropdown (P)/boutons alignés (DT) :</text:p>
              <text:list>
                <text:list-header>
                  <text:p text:style-name="P11">- Nouveau</text:p>
                  <text:p text:style-name="P11">- Ouvrir (modale retournant les projets de l'UC)</text:p>
                  <text:p text:style-name="P11">- Sauvegarder</text:p>
                  <text:p text:style-name="P11">- (futur : Charger Beat et Synthétiseurs séparément à partir d'un autre projet)</text:p>
                  <text:p text:style-name="P11"/>
                </text:list-header>
              </text:list>
              <text:p text:style-name="P11">Help/Docs (dropdown) :</text:p>
              <text:list text:continue-numbering="true">
                <text:list-header>
                  <text:p text:style-name="P11">- Fonctionnement général</text:p>
                  <text:p text:style-name="P11">- Boite à rythme</text:p>
                  <text:p text:style-name="P11">- Synthétiseurs</text:p>
                  <text:p text:style-name="P11">- Mixer</text:p>
                  <text:p text:style-name="P11">- Effects</text:p>
                  <text:p text:style-name="P11">- About</text:p>
                  <text:p text:style-name="P11">- Contacts</text:p>
                </text:list-header>
              </text:list>
            </text:list-item>
          </text:list>
        </text:list-item>
      </text:list>
      <text:p text:style-name="P1"><text:tab/><text:tab/></text:p>
      <text:list xml:id="list43667306" text:continue-numbering="true" text:style-name="L2">
        <text:list-item>
          <text:list>
            <text:list-header>
              <text:p text:style-name="P11">Gestion de Lecture : </text:p>
              <text:list text:continue-numbering="true">
                <text:list-header>
                  <text:p text:style-name="P11">- Bouton Lecture</text:p>
                  <text:p text:style-name="P11">- Bouton Pause ?</text:p>
                  <text:p text:style-name="P11">- Bouton Stop</text:p>
                  <text:p text:style-name="P11">- Switch Pattern entier/Page Courante</text:p>
                  <text:p text:style-name="P11">- BPM </text:p>
                </text:list-header>
              </text:list>
            </text:list-header>
          </text:list>
        </text:list-item>
      </text:list>
      <text:p text:style-name="P1"><text:tab/><text:tab/>- Repères page courante et page en lecture.</text:p>
      <text:list xml:id="list43665658" text:continue-numbering="true" text:style-name="L2">
        <text:list-item>
          <text:list>
            <text:list-header>
              <text:p text:style-name="P11"/>
              <text:p text:style-name="P11">Retour minimal analyse spectrale : un rectangle, en 7 bandes</text:p>
              <text:p text:style-name="P11"/>
              <text:p text:style-name="P7">UNC Inscription : lien vers page formulaire ET Connexion (petite modale en dessous : Login/MDP)</text:p>
              <text:p text:style-name="P7"><text:soft-page-break/>- OU-</text:p>
              <text:p text:style-name="P7">UC Profil <text:s/>: petite modale en dessous : Infos et lien vers page profil (nouvel onglet ? Ou à la place des composants ?)</text:p>
            </text:list-header>
          </text:list>
        </text:list-item>
      </text:list>
      <text:p text:style-name="P18"/>
      <text:list xml:id="list43664202" text:continue-numbering="true" text:style-name="L2">
        <text:list-item>
          <text:list>
            <text:list-item>
              <text:p text:style-name="P20"><text:s/>Composants Pincipaux</text:p>
            </text:list-item>
          </text:list>
        </text:list-item>
      </text:list>
      <text:p text:style-name="P18"><text:tab/><text:tab/></text:p>
      <text:p text:style-name="P1"><text:span text:style-name="T2"><text:tab/><text:tab/></text:span><text:span text:style-name="T3">Paramètres :</text:span></text:p>
      <text:p text:style-name="P1"><text:span text:style-name="T3"><text:tab/><text:tab/><text:tab/></text:span>(T/DT) : </text:p>
      <text:p text:style-name="P1"><text:tab/><text:tab/><text:tab/><text:tab/>64 temps - 8 pages de 8 temps</text:p>
      <text:p text:style-name="P1"><text:tab/><text:tab/><text:tab/><text:tab/>8 Samples dans la boites à rythmes + 3 Synthétiseurs</text:p>
      <text:p text:style-name="P1"><text:tab/><text:tab/><text:tab/><text:tab/>Mixer : <text:span text:style-name="T3">1 (Master) <text:s/>+ 2 (Groupage) + 8</text:span></text:p>
      <text:list xml:id="list34072410587982301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(P) : </text:p>
                          <text:list>
                            <text:list-item>
                              <text:list>
                                <text:list-header>
                                  <text:p text:style-name="P8">16 temps - 4 pages de 4</text:p>
                                  <text:p text:style-name="P8">5 Samples dans la boites à rythmes + 2 Synthétiseurs</text:p>
                                  <text:p text:style-name="P8">Mixer : 1 Master + 2 (Groupage) + 6</text:p>
                                  <text:p text:style-name="P8"/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28187847993112759" text:style-name="L4">
        <text:list-item>
          <text:list>
            <text:list-header>
              <text:p text:style-name="P9">1.3.1 Boite à rythme (JuicyBox)</text:p>
            </text:list-header>
          </text:list>
        </text:list-item>
      </text:list>
      <text:p text:style-name="P1"><text:tab/></text:p>
      <text:p text:style-name="P1"><text:tab/><text:tab/>1. Ressources (modal gauche : dropdown) :</text:p>
      <text:list xml:id="list2956879260364167265" text:style-name="L5">
        <text:list-item>
          <text:list>
            <text:list-item>
              <text:list>
                <text:list-item>
                  <text:list>
                    <text:list-item>
                      <text:p text:style-name="P12">Presets :</text:p>
                      <text:p text:style-name="P12">- un dossier "Kits" disponibles base composé de 4/5 samples individuels (Kick, Snare, Hi-Hat, Clap + 1 Perc random, format ogg)</text:p>
                      <text:p text:style-name="P12">- un dossier "Samples" individuels (ogg) hors kits : Perc, Crash, One hit</text:p>
                      <text:p text:style-name="P12"/>
                    </text:list-item>
                    <text:list-item>
                      <text:p text:style-name="P12">(UC) Users : <text:s/>samples importés par l'utilisateur, possibilité de renommer et supprimer</text:p>
                    </text:list-item>
                    <text:list-item>
                      <text:p text:style-name="P12">(UC) InputFile "Importer" un sample (sous contrainte de poids/format/temps ?) (ou traitement côté serveur conversion en ogg)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<text:tab/><text:tab/>2. Format</text:p>
      <text:list xml:id="list43663691" text:continue-numbering="true" text:style-name="L5">
        <text:list-item>
          <text:list>
            <text:list-item>
              <text:list>
                <text:list-item>
                  <text:list>
                    <text:list-header>
                      <text:p text:style-name="P12"/>
                    </text:list-header>
                  </text:list>
                </text:list-item>
              </text:list>
            </text:list-item>
          </text:list>
        </text:list-item>
      </text:list>
      <text:list xml:id="list4502969344177627260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">Un sample = une ligne :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680805561317911130" text:style-name="L6">
        <text:list-item>
          <text:list>
            <text:list-item>
              <text:p text:style-name="P13">controles : solo, muet, pointage mixer, volume général du sample</text:p>
            </text:list-item>
            <text:list-item>
              <text:p text:style-name="P13">Ajout d'une ligne</text:p>
            </text:list-item>
            <text:list-item>
              <text:p text:style-name="P13">Suppresion d'une ligne</text:p>
            </text:list-item>
            <text:list-item>
              <text:p text:style-name="P13">(futur : Copy/Past des lignes)</text:p>
            </text:list-item>
            <text:list-item>
              <text:p text:style-name="P13">options : volume/auto-fill/activation : détermine l'affichage de l'option de chaque span.</text:p>
            </text:list-item>
            <text:list-item>
              <text:p text:style-name="P13">pad : 16, par section de 4. (futur : 3 temps et triolets)</text:p>
            </text:list-item>
          </text:list>
        </text:list-item>
      </text:list>
      <text:p text:style-name="P1"/>
      <text:p text:style-name="P1"><text:tab/><text:tab/><text:tab/>Pad <text:s/>(selon option sélectionnée pour la ligne) : </text:p>
      <text:list xml:id="list7098082098612661521" text:style-name="L10">
        <text:list-item>
          <text:p text:style-name="P17">Actif ou non</text:p>
        </text:list-item>
        <text:list-item>
          <text:p text:style-name="P17">Volume Individuel</text:p>
        </text:list-item>
        <text:list-item>
          <text:p text:style-name="P17">Probabilité (Fill) : entier n compris en 1 et 8, le sample à une probabilité d'être joué de 1/n (if ( math.random(0,1) &lt; 1/n ))</text:p>
        </text:list-item>
      </text:list>
      <text:p text:style-name="P1"/>
      <text:p text:style-name="P1"/>
      <text:p text:style-name="P1"/>
      <text:p text:style-name="P1"/>
      <text:p text:style-name="P1"/>
      <text:list xml:id="list43637415" text:continue-list="list4680805561317911130" text:style-name="L6">
        <text:list-item>
          <text:list>
            <text:list-header>
              <text:p text:style-name="P13"/>
              <text:p text:style-name="P13"><text:soft-page-break/>3. Fonctions</text:p>
              <text:p text:style-name="P13"/>
            </text:list-header>
            <text:list-item>
              <text:p text:style-name="P13">Personnalisation des kits avec des samples individuels</text:p>
            </text:list-item>
            <text:list-item>
              <text:p text:style-name="P13"/>
            </text:list-item>
          </text:list>
        </text:list-item>
      </text:list>
      <text:p text:style-name="P1"><text:tab/><text:tab/></text:p>
      <text:p text:style-name="P1"><text:tab/><text:tab/><text:tab/></text:p>
      <text:p text:style-name="P1"/>
      <text:p text:style-name="P1"/>
      <text:list xml:id="list1039619468120590032" text:style-name="L7">
        <text:list-item>
          <text:list>
            <text:list-item>
              <text:list>
                <text:list-item>
                  <text:p text:style-name="P14">Synthétiseurs</text:p>
                  <text:p text:style-name="P14"/>
                  <text:p text:style-name="P14">Paramètres : Waveform, Enveloppe (Attack, Decay, Sustain, Release), Volume,By pass, Routage Mixer</text:p>
                  <text:p text:style-name="P14">Piano : Tableau d'un octave (12demi tons) affichés verticalement., différenciation noire et blanche, et possibilité de faire défiler les octaves, et cases activables qui transmet ses coordonnées.</text:p>
                  <text:p text:style-name="P14"/>
                </text:list-item>
                <text:list-item>
                  <text:p text:style-name="P14">Mixer</text:p>
                  <text:p text:style-name="P14">1. Principes</text:p>
                  <text:p text:style-name="P14"/>
                  <text:list>
                    <text:list-header>
                      <text:p text:style-name="P14">Channel Master (CM) -&gt; Rouge </text:p>
                      <text:p text:style-name="P14">Channel Groupage (CG) -&gt; Vert</text:p>
                      <text:p text:style-name="P14">Channel Individuel (CI) - &gt; Bleu</text:p>
                      <text:p text:style-name="P14"/>
                      <text:p text:style-name="P14">Routing audio :</text:p>
                      <text:list>
                        <text:list-header>
                          <text:p text:style-name="P14">- Pas d'entrées directes vers CG et CM</text:p>
                          <text:p text:style-name="P14">- 0/n entrées par CI</text:p>
                          <text:p text:style-name="P14">- Par défaut : CI1 Kick, CI2 Hat, CI3 Snare, CI4 Clap</text:p>
                          <text:p text:style-name="P14">- Par défaut : Tous les CI et CG vers CM.</text:p>
                          <text:p text:style-name="P14">- Un CI ne peut aller que vers un CG ou le CM</text:p>
                          <text:p text:style-name="P14">- Un CG ne peut aller que vers le CM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"><text:tab/><text:tab/></text:p>
      <text:p text:style-name="P1"><text:tab/><text:tab/><text:tab/>Séquence : entrée CI -&gt; Effects -&gt; Sortie (-&gt;CG -&gt; Effects -&gt; Sortie) -&gt; <text:tab/><text:tab/><text:tab/>CM -&gt; Effects -&gt; <text:s/>Sortie finale.</text:p>
      <text:p text:style-name="P1"><text:tab/><text:tab/><text:tab/></text:p>
      <text:p text:style-name="P1"><text:tab/><text:tab/><text:tab/>Effets : delay, disto, reverb, (futur : equalizer, compresseur)</text:p>
      <text:p text:style-name="P1"><text:tab/><text:tab/><text:tab/>CM: Compresseur de base à la fin de la boucle.</text:p>
      <text:p text:style-name="P1"><text:tab/><text:tab/><text:tab/></text:p>
      <text:list xml:id="list8433659650363986468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Fonctions </text:p>
                          <text:p text:style-name="P15">- Sur CI et CG : Liste des sources -&gt; Panning -&gt; Boucle d'effets -&gt; Volume de sortie (post Effects), Solo/Muet -&gt; Channel de Sortie (CI-&gt;CM ou CI-&gt;CG -&gt;CM)</text:p>
                          <text:p text:style-name="P15">- Sur CM : Liste des sources -&gt; Boucles d'effets -&gt; Volume de sortie -&gt; Sortie finale<text:line-break/>- Channel sélectionnable pour afficher la boucle d'effets dans la modale droite</text:p>
                          <text:p text:style-name="P15"/>
                        </text:list-item>
                        <text:list-item>
                          <text:p text:style-name="P15">Interface</text:p>
                          <text:p text:style-name="P15">Modale Droite : Gestion des effets du channel sélection -&gt; chaque effet : uen card avec les paramètres. Et un bypass.</text:p>
                          <text:p text:style-name="P15">Chaque Channel : Nom, source, vu-mètre, potentiomètre volume, bypass, sorti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text:soft-page-break/>2. Partie Administrateur</text:p>
      <text:p text:style-name="P1">Une partie séparée administrateur permettra la gestion d'utilisateur, la consultation de statistiques d'utilisation et de stockage.</text:p>
      <text:p text:style-name="P1"><text:line-break/><text:line-break/>Son interface devra être claire et accessible aux débutants.</text:p>
      <text:p text:style-name="P1"><text:line-break/>Une interface mobile format paysage devra être utilisable mais les versions desktop et tablette sont la priori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55M25S</meta:editing-duration>
    <meta:editing-cycles>12</meta:editing-cycles>
    <meta:generator>OpenOffice/4.1.15$Win32 OpenOffice.org_project/4115m2$Build-9813</meta:generator>
    <dc:date>2025-11-16T23:38:36.15</dc:date>
    <dc:creator>Cédric RODIEN</dc:creator>
    <meta:document-statistic meta:table-count="0" meta:image-count="0" meta:object-count="0" meta:page-count="5" meta:paragraph-count="108" meta:word-count="807" meta:character-count="4744"/>
    <meta:user-defined meta:name="Info 1"/>
    <meta:user-defined meta:name="Info 2"/>
    <meta:user-defined meta:name="Info 3"/>
    <meta:user-defined meta:name="Info 4"/>
  </office:meta>
</office:document-meta>
</file>